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4C3022E175BB24D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5ad6" officeooo:paragraph-rsid="001a5ad6"/>
    </style:style>
    <style:style style:name="P2" style:family="paragraph" style:parent-style-name="Standard">
      <style:text-properties officeooo:rsid="001a7d97" officeooo:paragraph-rsid="001a7d97"/>
    </style:style>
    <style:style style:name="P3" style:family="paragraph" style:parent-style-name="Standard">
      <style:text-properties officeooo:paragraph-rsid="001ab84a"/>
    </style:style>
    <style:style style:name="P4" style:family="paragraph" style:parent-style-name="Standard">
      <style:text-properties officeooo:rsid="001b16e4" officeooo:paragraph-rsid="001b16e4"/>
    </style:style>
    <style:style style:name="P5" style:family="paragraph" style:parent-style-name="Standard">
      <style:text-properties officeooo:rsid="001b3f84" officeooo:paragraph-rsid="001b3f84"/>
    </style:style>
    <style:style style:name="P6" style:family="paragraph" style:parent-style-name="Standard">
      <style:text-properties fo:font-weight="bold" officeooo:rsid="001b3f84" officeooo:paragraph-rsid="001b3f84" style:font-weight-asian="bold" style:font-weight-complex="bold"/>
    </style:style>
    <style:style style:name="P7" style:family="paragraph" style:parent-style-name="Standard">
      <style:text-properties fo:font-weight="bold" officeooo:rsid="001a5ad6" officeooo:paragraph-rsid="001a5ad6" style:font-weight-asian="bold" style:font-weight-complex="bold"/>
    </style:style>
    <style:style style:name="T1" style:family="text">
      <style:text-properties officeooo:rsid="001a7d97"/>
    </style:style>
    <style:style style:name="T2" style:family="text">
      <style:text-properties officeooo:rsid="001ab84a"/>
    </style:style>
    <style:style style:name="T3" style:family="text">
      <style:text-properties officeooo:rsid="001b16e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luster configuration for ssh access</text:p>
      <text:p text:style-name="P1"/>
      <text:p text:style-name="P1">In order to enable access to the cluster master node via ssh, it is necessary to add <text:span text:style-name="T1">an inbound rule to the &lt;ElasticMapReduce-master&gt; security group. As shown in the picture below.</text:span></text:p>
      <text:p text:style-name="P1"/>
      <text:p text:style-name="P1"><draw:frame draw:style-name="fr1" draw:name="Image1" text:anchor-type="paragraph" svg:width="6.9252in" svg:height="3.7654in" draw:z-index="0"><draw:image xlink:href="Pictures/100002010000078000000414C3022E175BB24DC2.png" xlink:type="simple" xlink:show="embed" xlink:actuate="onLoad" loext:mime-type="image/png"/></draw:frame></text:p>
      <text:p text:style-name="P2">The concrete parameters are:</text:p>
      <text:p text:style-name="P2">-Port: 22<text:line-break/>-Protocol: tcp<text:line-break/>-Source: 0.0.0.0/0</text:p>
      <text:p text:style-name="P2"/>
      <text:p text:style-name="P4">To view the inbound rules from the cluster &lt;Summary&gt; page go to the &lt;Hardware&gt; tab, then select the master node &lt;ID&gt;, followed by the &lt;EC2 Instance ID&gt;. In the &lt;Description&gt;, under the &lt;Security groups&gt;, the &lt;inbound&gt; and &lt;outbund&gt; rules can be viewed.</text:p>
      <text:p text:style-name="P4"/>
      <text:p text:style-name="P4">In order to edit or add a new rule select the &lt;ElasticMapReduce-master&gt; security group, then go to the &lt;Inbound&gt; tab and click the &lt;Edit&gt; button. Scroll down to find the &lt;Add Rule&gt; button.</text:p>
      <text:p text:style-name="P2"/>
      <text:p text:style-name="P2">Once enabled it is possible to login with a commando of the form:</text:p>
      <text:p text:style-name="P2"/>
      <text:p text:style-name="P3"><text:span text:style-name="T1">ssh -i id_rsa </text:span>hadoop@ec2-18-237-94-60.us-west-2.compute.amazonaws.com<text:span text:style-name="T1"><text:line-break/></text:span></text:p>
      <text:p text:style-name="P2">where <text:span text:style-name="T3">&lt;</text:span>id_rsa<text:span text:style-name="T3">&gt;</text:span> is the private key matching the public key of the keypair that was used to create the cluster (the file has to be accesible or an adequate path provided). <text:span text:style-name="T2">Note that the login takes place under the username &lt;hadoop&gt;, which has &lt;sudo&gt; capabilities.</text:span></text:p>
      <text:p text:style-name="P2"/>
      <text:p text:style-name="P2"/>
      <text:p text:style-name="P6">Deply the benchmarking application</text:p>
      <text:p text:style-name="P5"/>
      <text:p text:style-name="P5"><text:soft-page-break/>The source code repository is stored in bitbucket.com. Since the EMR machine instances do not have git installed it is necessary to add it with the command: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5:34:38.448581425</meta:creation-date>
    <dc:date>2019-04-06T16:36:48.832540552</dc:date>
    <meta:editing-duration>PT1H2M9S</meta:editing-duration>
    <meta:editing-cycles>5</meta:editing-cycles>
    <meta:generator>LibreOffice/6.2.2.1$Linux_X86_64 LibreOffice_project/20$Build-1</meta:generator>
    <meta:document-statistic meta:table-count="0" meta:image-count="1" meta:object-count="0" meta:page-count="2" meta:paragraph-count="11" meta:word-count="214" meta:character-count="1315" meta:non-whitespace-character-count="1109"/>
  </office:meta>
</office:document-meta>
</file>